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enlo Regular" svg:font-family="'Menlo Regular'" style:font-family-generic="roman"/>
    <style:font-face style:name="ヒラギノ角ゴ Pro W3" svg:font-family="'ヒラギノ角ゴ Pro W3'" style:font-family-generic="roman"/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9cm" table:align="left" style:writing-mode="lr-tb"/>
    </style:style>
    <style:style style:name="Table1.A" style:family="table-column">
      <style:table-column-properties style:column-width="0.422cm"/>
    </style:style>
    <style:style style:name="Table1.B" style:family="table-column">
      <style:table-column-properties style:column-width="0.161cm"/>
    </style:style>
    <style:style style:name="Table1.C" style:family="table-column">
      <style:table-column-properties style:column-width="6.745cm"/>
    </style:style>
    <style:style style:name="Table1.D" style:family="table-column">
      <style:table-column-properties style:column-width="9.663cm"/>
    </style:style>
    <style:style style:name="Table1.1" style:family="table-row">
      <style:table-row-properties style:min-row-height="0.485cm" style:keep-together="false" fo:keep-together="always"/>
    </style:style>
    <style:style style:name="Table1.A1" style:family="table-cell">
      <style:table-cell-properties style:vertical-align="top" fo:background-color="#ffffff" fo:padding-left="0cm" fo:padding-right="0cm" fo:padding-top="0.176cm" fo:padding-bottom="0.176cm" fo:border="none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1.7" style:family="table-row">
      <style:table-row-properties style:min-row-height="0.415cm" style:keep-together="false" fo:keep-together="always"/>
    </style:style>
    <style:style style:name="P1" style:family="paragraph" style:parent-style-name="Загол._20_и_20_нижн._20_колонтитул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zxx" style:country-complex="none" style:text-scale="100%" text:display="true"/>
    </style:style>
    <style:style style:name="P2" style:family="paragraph" style:parent-style-name="Текстовый_20_блок">
      <style:paragraph-properties style:snap-to-layout-grid="false"/>
    </style:style>
    <style:style style:name="P3" style:family="paragraph" style:parent-style-name="Текстовый_20_блок">
      <style:text-properties fo:color="#000000"/>
    </style:style>
    <style:style style:name="P4" style:family="paragraph" style:parent-style-name="Текстовый_20_блок">
      <style:text-properties fo:color="#000000" style:font-name="Trebuchet MS"/>
    </style:style>
    <style:style style:name="P5" style:family="paragraph" style:parent-style-name="Текстовый_20_блок">
      <style:paragraph-properties fo:text-align="justify" style:justify-single-word="false"/>
      <style:text-properties fo:color="#000000" style:font-name="Trebuchet MS"/>
    </style:style>
    <style:style style:name="P6" style:family="paragraph" style:parent-style-name="Текстовый_20_блок">
      <style:paragraph-properties style:snap-to-layout-grid="false"/>
      <style:text-properties style:font-name="Trebuchet MS" fo:font-size="12pt" style:font-size-asian="12pt" style:font-size-complex="12pt"/>
    </style:style>
    <style:style style:name="P7" style:family="paragraph" style:parent-style-name="Текстовый_20_блок">
      <style:paragraph-properties fo:text-align="justify" style:justify-single-word="false"/>
      <style:text-properties style:font-name="Trebuchet MS"/>
    </style:style>
    <style:style style:name="P8" style:family="paragraph" style:parent-style-name="Текстовый_20_блок">
      <style:text-properties style:font-name="Trebuchet MS" fo:font-size="10pt" style:font-size-asian="10pt"/>
    </style:style>
    <style:style style:name="P9" style:family="paragraph" style:parent-style-name="Свободная_20_форма">
      <style:paragraph-properties fo:margin-top="0cm" fo:margin-bottom="0cm" fo:line-height="100%" fo:text-align="start" style:justify-single-word="false" fo:orphans="2" fo:widows="2" fo:hyphenation-ladder-count="no-limit" fo:background-color="transparent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10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#e6e6ff" fo:keep-with-next="auto">
        <style:background-image/>
      </style:paragraph-properties>
      <style:text-properties fo:hyphenate="true" fo:hyphenation-remain-char-count="2" fo:hyphenation-push-char-count="2"/>
    </style:style>
    <style:style style:name="P11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#e6e6ff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12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#e6e6ff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style:font-size-complex="10pt" text:display="true" fo:hyphenate="true" fo:hyphenation-remain-char-count="2" fo:hyphenation-push-char-count="2"/>
    </style:style>
    <style:style style:name="P13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#e6e6ff" fo:keep-with-next="auto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style:font-size-complex="10pt" text:display="true" fo:hyphenate="true" fo:hyphenation-remain-char-count="2" fo:hyphenation-push-char-count="2"/>
    </style:style>
    <style:style style:name="P14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#e6e6ff" fo:keep-with-next="auto">
        <style:background-image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15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ackground-color="#e6e6ff" fo:keep-with-next="auto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style:font-size-complex="10pt" text:display="true" fo:hyphenate="true" fo:hyphenation-remain-char-count="2" fo:hyphenation-push-char-count="2"/>
    </style:style>
    <style:style style:name="P16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ackground-color="#e6e6ff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style:font-size-complex="10pt" text:display="true" fo:hyphenate="true" fo:hyphenation-remain-char-count="2" fo:hyphenation-push-char-count="2"/>
    </style:style>
    <style:style style:name="P17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ackground-color="#e6e6ff" fo:keep-with-next="auto">
        <style:background-image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18" style:family="paragraph" style:parent-style-name="Свободная_20_форма">
      <style:paragraph-properties fo:margin-top="0cm" fo:margin-bottom="0cm" fo:line-height="100%" fo:text-align="start" style:justify-single-word="false" fo:orphans="2" fo:widows="2" fo:hyphenation-ladder-count="no-limit" fo:background-color="#e6e6ff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style:font-size-complex="10pt" text:display="true" fo:hyphenate="true" fo:hyphenation-remain-char-count="2" fo:hyphenation-push-char-count="2"/>
    </style:style>
    <style:style style:name="P19" style:family="paragraph" style:parent-style-name="Свободная_20_форма">
      <style:paragraph-properties fo:margin-top="0cm" fo:margin-bottom="0cm" fo:line-height="100%" fo:text-align="start" style:justify-single-word="false" fo:orphans="2" fo:widows="2" fo:hyphenation-ladder-count="no-limit" fo:background-color="#e6e6ff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style:font-size-complex="10pt" text:display="true" fo:hyphenate="true" fo:hyphenation-remain-char-count="2" fo:hyphenation-push-char-count="2"/>
    </style:style>
    <style:style style:name="P20" style:family="paragraph" style:parent-style-name="Текстовый_20_блок">
      <style:paragraph-properties fo:margin-left="0.159cm" fo:margin-right="0cm" fo:text-indent="0cm" style:auto-text-indent="false" style:snap-to-layout-grid="false"/>
      <style:text-properties style:font-name="Trebuchet MS" fo:font-size="12pt" style:font-size-asian="12pt" style:font-size-complex="12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fo:color="#000000" style:font-name="Trebuchet MS" fo:font-size="10pt" fo:language="ru" fo:country="RU" style:font-name-asian="ヒラギノ角ゴ Pro W3" style:font-size-asian="10pt" style:font-name-complex="Menlo Regular"/>
    </style:style>
    <style:style style:name="P22" style:family="paragraph" style:parent-style-name="Текстовый_20_блок">
      <style:paragraph-properties fo:background-color="#e6e6ff">
        <style:background-image/>
      </style:paragraph-properties>
    </style:style>
    <style:style style:name="P23" style:family="paragraph" style:parent-style-name="Свободная_20_форма">
      <style:paragraph-properties fo:background-color="#e6e6ff">
        <style:background-image/>
      </style:paragraph-properties>
    </style:style>
    <style:style style:name="P24" style:family="paragraph" style:parent-style-name="Свободная_20_форма">
      <style:paragraph-properties fo:background-color="#e6e6ff">
        <style:background-image/>
      </style:paragraph-properties>
      <style:text-properties fo:color="#000000" style:font-name="Menlo Regular" fo:font-size="10pt" fo:language="ru" fo:country="RU" style:font-name-asian="ヒラギノ角ゴ Pro W3" style:font-size-asian="10pt" style:font-name-complex="Menlo Regular"/>
    </style:style>
    <style:style style:name="P25" style:family="paragraph" style:parent-style-name="Свободная_20_форма">
      <style:paragraph-properties fo:background-color="#e6e6ff">
        <style:background-image/>
      </style:paragraph-properties>
      <style:text-properties fo:color="#000000" style:font-name="Menlo Regular" fo:font-size="10pt" fo:language="ru" fo:country="RU" style:font-name-asian="ヒラギノ角ゴ Pro W3" style:font-size-asian="10pt" style:font-name-complex="Menlo Regular" style:font-size-complex="10pt"/>
    </style:style>
    <style:style style:name="P26" style:family="paragraph" style:parent-style-name="Свободная_20_форма">
      <style:paragraph-properties fo:background-color="#e6e6ff">
        <style:background-image/>
      </style:paragraph-properties>
      <style:text-properties fo:color="#aa0d91" style:font-name="Menlo Regular" fo:font-size="10pt" fo:language="ru" fo:country="RU" style:font-name-asian="ヒラギノ角ゴ Pro W3" style:font-size-asian="10pt" style:font-name-complex="Menlo Regular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rebuchet MS" fo:font-size="10pt" fo:language="ru" fo:country="RU" style:font-name-asian="ヒラギノ角ゴ Pro W3" style:font-size-asian="10pt" style:font-name-complex="Menlo Regular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style:font-name="Trebuchet MS"/>
    </style:style>
    <style:style style:name="P30" style:family="paragraph" style:parent-style-name="Текстовый_20_блок">
      <style:paragraph-properties style:snap-to-layout-grid="false"/>
      <style:text-properties style:font-name="Trebuchet MS" fo:font-size="12pt" style:font-size-asian="12pt" style:font-size-complex="12pt"/>
    </style:style>
    <style:style style:name="P31" style:family="paragraph" style:parent-style-name="Текстовый_20_блок" style:list-style-name="WW8Num2">
      <style:paragraph-properties fo:margin-left="0.318cm" fo:margin-right="0cm" fo:text-indent="-0.318cm" style:auto-text-indent="false"/>
    </style:style>
    <style:style style:name="P32" style:family="paragraph" style:parent-style-name="Текстовый_20_блок" style:list-style-name="WW8Num3">
      <style:paragraph-properties fo:margin-left="0.459cm" fo:margin-right="0cm" fo:text-align="justify" style:justify-single-word="false" fo:text-indent="-0.459cm" style:auto-text-indent="false"/>
      <style:text-properties style:font-name="Trebuchet MS"/>
    </style:style>
    <style:style style:name="P33" style:family="paragraph" style:parent-style-name="Текстовый_20_блок" style:list-style-name="WW8Num9">
      <style:paragraph-properties fo:margin-left="0.459cm" fo:margin-right="0cm" fo:text-indent="-0.459cm" style:auto-text-indent="false"/>
    </style:style>
    <style:style style:name="P34" style:family="paragraph" style:parent-style-name="Текстовый_20_блок" style:list-style-name="WW8Num10">
      <style:paragraph-properties fo:margin-left="0.459cm" fo:margin-right="0cm" fo:text-indent="-0.459cm" style:auto-text-indent="false"/>
      <style:text-properties fo:color="#000000" style:font-name="Trebuchet MS"/>
    </style:style>
    <style:style style:name="P35" style:family="paragraph" style:parent-style-name="Текстовый_20_блок" style:list-style-name="WW8Num2">
      <style:paragraph-properties fo:margin-left="0.397cm" fo:margin-right="0cm" fo:text-indent="-0.318cm" style:auto-text-indent="false">
        <style:tab-stops>
          <style:tab-stop style:position="3.043cm"/>
        </style:tab-stops>
      </style:paragraph-properties>
      <style:text-properties style:font-name="Trebuchet MS"/>
    </style:style>
    <style:style style:name="P36" style:family="paragraph" style:parent-style-name="Текстовый_20_блок" style:list-style-name="WW8Num2">
      <style:paragraph-properties fo:margin-left="0.397cm" fo:margin-right="0cm" fo:text-indent="-0.318cm" style:auto-text-indent="false">
        <style:tab-stops>
          <style:tab-stop style:position="3.043cm"/>
        </style:tab-stops>
      </style:paragraph-properties>
    </style:style>
    <style:style style:name="P37" style:family="paragraph" style:parent-style-name="Текстовый_20_блок" style:list-style-name="WW8Num2">
      <style:paragraph-properties fo:margin-left="0.397cm" fo:margin-right="0cm" fo:text-indent="-0.318cm" style:auto-text-indent="false">
        <style:tab-stops>
          <style:tab-stop style:position="3.043cm"/>
        </style:tab-stops>
      </style:paragraph-properties>
      <style:text-properties fo:color="#000000" style:font-name="Trebuchet MS"/>
    </style:style>
    <style:style style:name="P38" style:family="paragraph" style:parent-style-name="Текстовый_20_блок">
      <style:paragraph-properties fo:margin-left="0.159cm" fo:margin-right="0cm" fo:text-indent="0cm" style:auto-text-indent="false" style:snap-to-layout-grid="false"/>
      <style:text-properties style:font-name="Trebuchet MS" fo:font-size="12pt" style:font-size-asian="12pt" style:font-size-complex="12pt"/>
    </style:style>
    <style:style style:name="P39" style:family="paragraph" style:parent-style-name="Текстовый_20_блок" style:list-style-name="WW8Num3">
      <style:paragraph-properties fo:margin-left="0cm" fo:margin-right="0cm" fo:text-align="justify" style:justify-single-word="false" fo:text-indent="0cm" style:auto-text-indent="false"/>
    </style:style>
    <style:style style:name="P40" style:family="paragraph" style:parent-style-name="Heading_20_2">
      <style:text-properties style:font-name="Trebuchet MS"/>
    </style:style>
    <style:style style:name="P41" style:family="paragraph" style:parent-style-name="Heading_20_2">
      <style:paragraph-properties fo:background-color="#e6e6ff">
        <style:background-image/>
      </style:paragraph-properties>
      <style:text-properties fo:color="#000000" style:font-name="Trebuchet MS" fo:font-size="10pt" fo:language="ru" fo:country="RU" style:font-name-asian="ヒラギノ角ゴ Pro W3" style:font-size-asian="10pt" style:font-name-complex="Menlo Regular" style:font-size-complex="10pt"/>
    </style:style>
    <style:style style:name="P42" style:family="paragraph" style:parent-style-name="Heading_20_2">
      <style:paragraph-properties fo:break-before="page"/>
      <style:text-properties fo:color="#000000" style:font-name="Trebuchet MS"/>
    </style:style>
    <style:style style:name="P43" style:family="paragraph" style:parent-style-name="Свободная_20_форма">
      <style:text-properties fo:color="#000000" style:font-name="Menlo Regular" fo:font-size="10pt" fo:language="ru" fo:country="RU" style:font-name-asian="ヒラギノ角ゴ Pro W3" style:font-size-asian="10pt" style:font-name-complex="Menlo Regular"/>
    </style:style>
    <style:style style:name="P44" style:family="paragraph" style:parent-style-name="Свободная_20_форма" style:list-style-name="WW8Num5">
      <style:paragraph-properties fo:margin-left="0.467cm" fo:margin-right="0cm" fo:text-indent="-0.467cm" style:auto-text-indent="false" fo:background-color="#e6e6ff">
        <style:background-image/>
      </style:paragraph-properties>
      <style:text-properties fo:font-size="10pt" style:font-size-asian="10pt" style:font-size-complex="10pt"/>
    </style:style>
    <style:style style:name="P45" style:family="paragraph" style:parent-style-name="Свободная_20_форма" style:list-style-name="WW8Num6">
      <style:paragraph-properties fo:margin-left="0.467cm" fo:margin-right="0cm" fo:text-indent="-0.467cm" style:auto-text-indent="false" fo:background-color="#e6e6ff">
        <style:background-image/>
      </style:paragraph-properties>
      <style:text-properties fo:font-size="10pt" style:font-size-asian="10pt" style:font-size-complex="10pt"/>
    </style:style>
    <style:style style:name="P46" style:family="paragraph" style:parent-style-name="Свободная_20_форма" style:list-style-name="WW8Num7">
      <style:paragraph-properties fo:margin-left="0.467cm" fo:margin-right="0cm" fo:text-indent="-0.467cm" style:auto-text-indent="false" fo:background-color="#e6e6ff">
        <style:background-image/>
      </style:paragraph-properties>
      <style:text-properties fo:font-size="10pt" style:font-size-asian="10pt" style:font-size-complex="10pt"/>
    </style:style>
    <style:style style:name="P47" style:family="paragraph" style:parent-style-name="Свободная_20_форма" style:list-style-name="WW8Num8">
      <style:paragraph-properties fo:margin-left="0.467cm" fo:margin-right="0cm" fo:text-indent="-0.467cm" style:auto-text-indent="false" fo:background-color="#e6e6ff">
        <style:background-image/>
      </style:paragraph-properties>
      <style:text-properties fo:font-size="10pt" style:font-size-asian="10pt" style:font-size-complex="10pt"/>
    </style:style>
    <style:style style:name="P48" style:family="paragraph" style:parent-style-name="Свободная_20_форма" style:list-style-name="WW8Num11">
      <style:paragraph-properties fo:margin-left="0.741cm" fo:margin-right="0cm" fo:text-indent="-0.741cm" style:auto-text-indent="false"/>
      <style:text-properties style:font-name="Trebuchet MS"/>
    </style:style>
    <style:style style:name="P49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#e6e6ff" fo:keep-with-next="auto">
        <style:background-image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50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#e6e6ff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style:font-size-complex="10pt" text:display="true" fo:hyphenate="true" fo:hyphenation-remain-char-count="2" fo:hyphenation-push-char-count="2"/>
    </style:style>
    <style:style style:name="P51" style:family="paragraph" style:parent-style-name="Свободная_20_форма" style:list-style-name="WW8Num3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#e6e6ff" fo:keep-with-next="auto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style:font-size-complex="10pt" text:display="true" fo:hyphenate="true" fo:hyphenation-remain-char-count="2" fo:hyphenation-push-char-count="2"/>
    </style:style>
    <style:style style:name="P52" style:family="paragraph" style:parent-style-name="Свободная_20_форма" style:list-style-name="WW8Num3">
      <style:paragraph-properties fo:margin-top="0cm" fo:margin-bottom="0cm" fo:line-height="100%" fo:text-align="start" style:justify-single-word="false" fo:orphans="2" fo:widows="2" fo:hyphenation-ladder-count="no-limit" fo:background-color="#e6e6ff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style:font-size-complex="10pt" text:display="true" fo:hyphenate="true" fo:hyphenation-remain-char-count="2" fo:hyphenation-push-char-count="2"/>
    </style:style>
    <style:style style:name="P53" style:family="paragraph" style:parent-style-name="Свободная_20_форма">
      <style:paragraph-properties fo:margin-top="0cm" fo:margin-bottom="0cm" fo:line-height="100%" fo:text-align="start" style:justify-single-word="false" fo:orphans="2" fo:widows="2" fo:hyphenation-ladder-count="no-limit" fo:background-color="#e6e6ff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style:font-size-complex="10pt" text:display="true" fo:hyphenate="true" fo:hyphenation-remain-char-count="2" fo:hyphenation-push-char-count="2"/>
    </style:style>
    <style:style style:name="P54" style:family="paragraph" style:parent-style-name="Contents_20_1">
      <style:paragraph-properties>
        <style:tab-stops>
          <style:tab-stop style:position="17cm" style:leader-style="dotted" style:leader-text="."/>
        </style:tab-stops>
      </style:paragraph-properties>
    </style:style>
    <style:style style:name="P55" style:family="paragraph" style:parent-style-name="Title" style:master-page-name="Standard">
      <style:paragraph-properties fo:text-align="center" style:justify-single-word="false" style:page-number="auto"/>
      <style:text-properties style:font-name="Trebuchet MS" fo:font-size="36pt" style:font-size-asian="36pt" style:font-size-complex="36pt"/>
    </style:style>
    <style:style style:name="T1" style:family="text">
      <style:text-properties fo:font-variant="normal" fo:text-transform="none" fo:color="#aa0d91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text:display="true"/>
    </style:style>
    <style:style style:name="T2" style:family="text">
      <style:text-properties fo:font-variant="normal" fo:text-transform="none" fo:color="#aa0d91" style:text-outline="false" style:text-line-through-style="none" style:text-position="0% 100%" style:font-name="Menlo Regular" fo:letter-spacing="normal" fo:language="ru" fo:country="RU" style:text-underline-style="none" style:letter-kerning="true" fo:background-color="transparent" style:font-name-asian="ヒラギノ角ゴ Pro W3" style:font-name-complex="Menlo Regular" text:display="true"/>
    </style:style>
    <style:style style:name="T3" style:family="text">
      <style:text-properties fo:font-variant="normal" fo:text-transform="none" fo:color="#000000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text:display="true"/>
    </style:style>
    <style:style style:name="T4" style:family="text">
      <style:text-properties fo:font-variant="normal" fo:text-transform="none" fo:color="#000000" style:text-outline="false" style:text-line-through-style="none" style:text-position="0% 100%" style:font-name="Menlo Regular" fo:letter-spacing="normal" fo:language="ru" fo:country="RU" style:text-underline-style="none" style:letter-kerning="true" fo:background-color="transparent" style:font-name-asian="ヒラギノ角ゴ Pro W3" style:font-name-complex="Menlo Regular" text:display="true"/>
    </style:style>
    <style:style style:name="T5" style:family="text">
      <style:text-properties fo:font-variant="normal" fo:text-transform="none" fo:color="#c41a16" style:text-outline="false" style:text-line-through-style="none" style:text-position="0% 100%" style:font-name="Menlo Regular" fo:letter-spacing="normal" fo:language="ru" fo:country="RU" style:text-underline-style="none" style:letter-kerning="true" fo:background-color="transparent" style:font-name-asian="ヒラギノ角ゴ Pro W3" style:font-name-complex="Menlo Regular" text:display="true"/>
    </style:style>
    <style:style style:name="T6" style:family="text">
      <style:text-properties fo:font-variant="normal" fo:text-transform="none" fo:color="#3f6e74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text:display="true"/>
    </style:style>
    <style:style style:name="T7" style:family="text">
      <style:text-properties fo:font-variant="normal" fo:text-transform="none" fo:color="#3f6e74" style:text-outline="false" style:text-line-through-style="none" style:text-position="0% 100%" style:font-name="Menlo Regular" fo:letter-spacing="normal" fo:language="ru" fo:country="RU" style:text-underline-style="none" style:letter-kerning="true" fo:background-color="transparent" style:font-name-asian="ヒラギノ角ゴ Pro W3" style:font-name-complex="Menlo Regular" text:display="true"/>
    </style:style>
    <style:style style:name="T8" style:family="text">
      <style:text-properties fo:font-variant="normal" fo:text-transform="none" fo:color="#5c2699" style:text-outline="false" style:text-line-through-style="none" style:text-position="0% 100%" style:font-name="Menlo Regular" fo:letter-spacing="normal" fo:language="ru" fo:country="RU" style:text-underline-style="none" style:letter-kerning="true" fo:background-color="transparent" style:font-name-asian="ヒラギノ角ゴ Pro W3" style:font-name-complex="Menlo Regular" text:display="true"/>
    </style:style>
    <style:style style:name="T9" style:family="text">
      <style:text-properties fo:color="#aa0d91"/>
    </style:style>
    <style:style style:name="T10" style:family="text">
      <style:text-properties fo:color="#aa0d91" style:font-name="Menlo Regular" fo:font-size="10pt" style:font-name-asian="ヒラギノ角ゴ Pro W3" style:font-size-asian="10pt" style:font-name-complex="Menlo Regular"/>
    </style:style>
    <style:style style:name="T11" style:family="text">
      <style:text-properties fo:color="#aa0d91" style:font-name="Menlo Regular" fo:font-size="10pt" fo:language="ru" fo:country="RU" style:font-name-asian="ヒラギノ角ゴ Pro W3" style:font-size-asian="10pt" style:font-name-complex="Menlo Regular"/>
    </style:style>
    <style:style style:name="T12" style:family="text">
      <style:text-properties fo:color="#aa0d91" style:font-name="Menlo Regular" fo:language="ru" fo:country="RU" style:font-name-asian="ヒラギノ角ゴ Pro W3" style:font-name-complex="Menlo Regular"/>
    </style:style>
    <style:style style:name="T13" style:family="text">
      <style:text-properties style:font-name="Menlo Regular" fo:font-size="10pt" style:font-name-asian="ヒラギノ角ゴ Pro W3" style:font-size-asian="10pt" style:font-name-complex="Menlo Regular"/>
    </style:style>
    <style:style style:name="T14" style:family="text">
      <style:text-properties style:font-name="Menlo Regular" fo:font-size="11pt" style:font-name-asian="ヒラギノ角ゴ Pro W3" style:font-size-asian="9.60000038146973pt" style:font-name-complex="Menlo Regular" style:font-size-complex="11pt"/>
    </style:style>
    <style:style style:name="T15" style:family="text">
      <style:text-properties fo:color="#000000"/>
    </style:style>
    <style:style style:name="T16" style:family="text">
      <style:text-properties fo:color="#000000" style:font-name="Menlo Regular" fo:font-size="10pt" fo:language="ru" fo:country="RU" style:font-name-asian="ヒラギノ角ゴ Pro W3" style:font-size-asian="10pt" style:font-name-complex="Menlo Regular"/>
    </style:style>
    <style:style style:name="T17" style:family="text">
      <style:text-properties fo:color="#000000" style:font-name="Menlo Regular" fo:language="ru" fo:country="RU" style:font-name-asian="ヒラギノ角ゴ Pro W3" style:font-name-complex="Menlo Regular"/>
    </style:style>
    <style:style style:name="T18" style:family="text">
      <style:text-properties fo:color="#000000" fo:font-size="12pt" fo:language="ru" fo:country="RU" style:font-name-asian="ヒラギノ角ゴ Pro W3" style:font-size-asian="12pt"/>
    </style:style>
    <style:style style:name="T19" style:family="text">
      <style:text-properties fo:color="#000000" style:font-name="Trebuchet MS"/>
    </style:style>
    <style:style style:name="T20" style:family="text">
      <style:text-properties fo:color="#000000" style:font-name="Trebuchet MS" fo:font-size="12pt" fo:language="ru" fo:country="RU" style:font-name-asian="ヒラギノ角ゴ Pro W3" style:font-size-asian="12pt" style:font-name-complex="Menlo Regular" style:font-size-complex="12pt"/>
    </style:style>
    <style:style style:name="T21" style:family="text">
      <style:text-properties fo:color="#000000" fo:font-size="11pt" fo:language="ru" fo:country="RU" style:font-name-asian="ヒラギノ角ゴ Pro W3" style:font-size-asian="11pt" style:font-name-complex="Menlo Regular"/>
    </style:style>
    <style:style style:name="T22" style:family="text">
      <style:text-properties fo:color="#000000" fo:font-size="10pt" style:font-size-asian="8.75pt" style:font-size-complex="10pt"/>
    </style:style>
    <style:style style:name="T23" style:family="text">
      <style:text-properties fo:color="#c41a16" style:font-name="Menlo Regular" fo:font-size="10pt" fo:language="ru" fo:country="RU" style:font-name-asian="ヒラギノ角ゴ Pro W3" style:font-size-asian="10pt" style:font-name-complex="Menlo Regular"/>
    </style:style>
    <style:style style:name="T24" style:family="text">
      <style:text-properties fo:color="#3f6e74" style:font-name="Menlo Regular" fo:font-size="10pt" fo:language="ru" fo:country="RU" style:font-name-asian="ヒラギノ角ゴ Pro W3" style:font-size-asian="10pt" style:font-name-complex="Menlo Regular"/>
    </style:style>
    <style:style style:name="T25" style:family="text">
      <style:text-properties fo:color="#3f6e74" style:font-name="Menlo Regular" fo:language="ru" fo:country="RU" style:font-name-asian="ヒラギノ角ゴ Pro W3" style:font-name-complex="Menlo Regular"/>
    </style:style>
    <style:style style:name="T26" style:family="text">
      <style:text-properties fo:color="#5c2699" style:font-name="Menlo Regular" fo:font-size="10pt" fo:language="ru" fo:country="RU" style:font-name-asian="ヒラギノ角ゴ Pro W3" style:font-size-asian="10pt" style:font-name-complex="Menlo Regular"/>
    </style:style>
    <style:style style:name="T27" style:family="text">
      <style:text-properties fo:color="#26474b" style:font-name="Menlo Regular" fo:font-size="10pt" fo:language="ru" fo:country="RU" style:font-name-asian="ヒラギノ角ゴ Pro W3" style:font-size-asian="10pt" style:font-name-complex="Menlo Regular"/>
    </style:style>
    <style:style style:name="T28" style:family="text">
      <style:text-properties fo:color="#26474b" style:font-name="Menlo Regular" fo:font-size="10pt" style:font-name-asian="ヒラギノ角ゴ Pro W3" style:font-size-asian="8.75pt" style:font-name-complex="Menlo Regular" style:font-size-complex="10pt"/>
    </style:style>
    <style:style style:name="T29" style:family="text">
      <style:text-properties fo:color="#643820" style:font-name="Menlo Regular" fo:font-size="10pt" fo:language="ru" fo:country="RU" style:font-name-asian="ヒラギノ角ゴ Pro W3" style:font-size-asian="10pt" style:font-name-complex="Menlo Regular"/>
    </style:style>
    <style:style style:name="T30" style:family="text">
      <style:text-properties fo:color="#2e0d6e" style:font-name="Menlo Regular" fo:font-size="10pt" fo:language="ru" fo:country="RU" style:font-name-asian="ヒラギノ角ゴ Pro W3" style:font-size-asian="10pt" style:font-name-complex="Menlo Regular"/>
    </style:style>
    <style:style style:name="T31" style:family="text">
      <style:text-properties fo:color="#1c00cf" style:font-name="Menlo Regular" fo:font-size="10pt" fo:language="ru" fo:country="RU" style:font-name-asian="ヒラギノ角ゴ Pro W3" style:font-size-asian="10pt" style:font-name-complex="Menlo Regular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style:font-name="Trebuchet MS" fo:font-size="12pt" style:font-size-asian="12pt" style:font-size-complex="12pt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Plus1<text:bookmark-start text:name="__DdeLink__1376_1900119454"/> <text:bookmark-end text:name="__DdeLink__1376_1900119454"/>WapStart iPhone SDK</text:p>
      <text:section text:style-name="Sect1" text:name="Section2">
        <text:h text:style-name="P28" text:outline-level="1">Содержимое пакета</text:h>
        <text:p text:style-name="Текстовый_20_блок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3" office:value-type="string">
              <text:p text:style-name="P6">SDK</text:p>
            </table:table-cell>
            <table:covered-table-cell/>
            <table:covered-table-cell/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2" office:value-type="string">
              <text:p text:style-name="P6"/>
            </table:table-cell>
            <table:table-cell table:style-name="Table1.A2" table:number-columns-spanned="2" office:value-type="string">
              <text:p text:style-name="P6">resources</text:p>
            </table:table-cell>
            <table:covered-table-cell/>
            <table:table-cell table:style-name="Table1.A2" office:value-type="string">
              <text:p text:style-name="P6">Изображения, необходимые для отображения баннера</text:p>
            </table:table-cell>
          </table:table-row>
          <table:table-row table:style-name="Table1.1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_banner_background.png</text:p>
            </table:table-cell>
            <table:table-cell table:style-name="Table1.A2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0">wp_banner_close.png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_banner_shild.png</text:p>
            </table:table-cell>
            <table:table-cell table:style-name="Table1.A2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/>
            </table:table-cell>
            <table:table-cell table:style-name="Table1.A1" table:number-columns-spanned="2" office:value-type="string">
              <text:p text:style-name="P6">src</text:p>
            </table:table-cell>
            <table:covered-table-cell/>
            <table:table-cell table:style-name="Table1.A1" office:value-type="string">
              <text:p text:style-name="P6"/>
            </table:table-cell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MPAdBrowserController.h</text:p>
            </table:table-cell>
            <table:table-cell table:style-name="Table1.A2" table:number-rows-spanned="2" office:value-type="string">
              <text:p text:style-name="P6">Имплементация браузера для Rich Media баннеров</text:p>
            </table:table-cell>
          </table:table-row>
          <table:table-row table:style-name="Table1.7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0">MPAdBrowserController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MPAdBrowserController.xib</text:p>
            </table:table-cell>
            <table:table-cell table:style-name="Table1.A2" office:value-type="string">
              <text:p text:style-name="P6">Интерфейс внутреннего браузера</text:p>
            </table:table-cell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MPTimer.h</text:p>
            </table:table-cell>
            <table:table-cell table:style-name="Table1.A2" table:number-rows-spanned="2" office:value-type="string">
              <text:p text:style-name="P6">Классы для работы MRAID</text:p>
            </table:table-cell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MPTimer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MRAID</text:p>
            </table:table-cell>
            <table:table-cell table:style-name="Table1.A2" office:value-type="string">
              <text:p text:style-name="P6">Внутренние классы для реализации отображения Rich Media баннеров</text:p>
            </table:table-cell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NSString+MD5Addition.h</text:p>
            </table:table-cell>
            <table:table-cell table:style-name="Table1.A2" table:number-rows-spanned="4" office:value-type="string">
              <text:p text:style-name="P6">Классы для функционирования методов</text:p>
              <text:p text:style-name="P6">[UIDevice uniqueDeviceIdentifier]</text:p>
              <text:p text:style-name="P6">[UIDevice uniqueGlobalDeviceIdentifier]</text:p>
            </table:table-cell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NSString+MD5Addition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UIDevice+IdentifierAddition.h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UIDevice+IdentifierAddition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AdView.h</text:p>
            </table:table-cell>
            <table:table-cell table:style-name="Table1.A2" table:number-rows-spanned="2" office:value-type="string">
              <text:p text:style-name="P6"/>
            </table:table-cell>
          </table:table-row>
          <table:table-row table:style-name="Table1.7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0">WPAdView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Standard"/>
            </table:table-cell>
            <table:table-cell table:style-name="Table1.A2" office:value-type="string">
              <text:p text:style-name="P6">WPBannerInfoLoader.h</text:p>
            </table:table-cell>
            <table:table-cell table:style-name="Table1.A2" table:number-rows-spanned="2" office:value-type="string">
              <text:p text:style-name="P6">Загрузка информации о баннере с сервера</text:p>
            </table:table-cell>
          </table:table-row>
          <table:table-row table:style-name="Table1.7">
            <table:table-cell table:style-name="Table1.A1" office:value-type="string">
              <text:p text:style-name="Standard"/>
            </table:table-cell>
            <table:table-cell table:style-name="Table1.A1" office:value-type="string">
              <text:p text:style-name="Standard"/>
            </table:table-cell>
            <table:table-cell table:style-name="Table1.A1" office:value-type="string">
              <text:p text:style-name="P20">WPBannerInfoLoader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BannerRequestInfo.h</text:p>
            </table:table-cell>
            <table:table-cell table:style-name="Table1.A2" table:number-rows-spanned="2" office:value-type="string">
              <text:p text:style-name="P6">Информация, необходимая для получения баннера</text:p>
            </table:table-cell>
          </table:table-row>
          <table:table-row table:style-name="Table1.7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0">WPBannerRequestInfo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BannerView.h</text:p>
            </table:table-cell>
            <table:table-cell table:style-name="Table1.A2" table:number-rows-spanned="2" office:value-type="string">
              <text:p text:style-name="P6">Отображение баннера</text:p>
            </table:table-cell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BannerView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LocationManager.h</text:p>
            </table:table-cell>
            <table:table-cell table:style-name="Table1.A2" table:number-rows-spanned="2" office:value-type="string">
              <text:p text:style-name="P6">Получение геолокационной информации </text:p>
            </table:table-cell>
          </table:table-row>
          <table:table-row table:style-name="Table1.7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0">WPLocationManager.m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Types.h</text:p>
            </table:table-cell>
            <table:table-cell table:style-name="Table1.A2" office:value-type="string">
              <text:p text:style-name="P6">Типы, используемые в SDK</text:p>
            </table:table-cell>
          </table:table-row>
          <text:soft-page-break/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Utils.h</text:p>
            </table:table-cell>
            <table:table-cell table:style-name="Table1.A2" table:number-rows-spanned="2" office:value-type="string">
              <text:p text:style-name="P6">Методы, необходимые для работы</text:p>
            </table:table-cell>
          </table:table-row>
          <table:table-row table:style-name="Table1.7"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0">WPUtils.m</text:p>
            </table:table-cell>
            <table:covered-table-cell/>
          </table:table-row>
        </table:table>
        <text:list xml:id="list1098090958" text:style-name="WW8Num2">
          <text:list-item>
            <text:p text:style-name="P31"/>
          </text:list-item>
        </text:list>
        <text:p text:style-name="Текстовый_20_блок"/>
        <text:h text:style-name="P29" text:outline-level="1">Установка и настройка</text:h>
        <text:list xml:id="list468879277" text:style-name="WW8Num3">
          <text:list-header>
            <text:p text:style-name="P32"><text:span text:style-name="T32"/></text:p>
          </text:list-header>
          <text:list-item>
            <text:p text:style-name="P32"><text:span text:style-name="T32">Необходимо скопировать все файлы, находящиеся в папках SDK/resources и SDK/src, в свой проект.</text:span></text:p>
          </text:list-item>
          <text:list-item>
            <text:p text:style-name="P32"><text:span text:style-name="T32">В </text:span><text:bookmark-start text:name="__DdeLink__1379_1900119454"/><text:span text:style-name="T32">prefix header</text:span><text:bookmark-end text:name="__DdeLink__1379_1900119454"/><text:span text:style-name="T32"> файле (.pch) тестового приложения WapPlusDemo укажите константы, необходимые для работы sdk. Например:</text:span></text:p>
            <text:p text:style-name="P51"><text:span text:style-name="T15">#define APPLICATION_ID 4242 // Идентификатор приложения в системе WapStart Plus1</text:span></text:p>
            <text:p text:style-name="P52"><text:span text:style-name="T15">#define UPDATE_BANNER_TIMEOUT 15 // Частота обновления баннера в секундах</text:span></text:p>
            <text:p text:style-name="P39"><text:span text:style-name="T20"/></text:p>
            <text:p text:style-name="P39"><text:span text:style-name="T20">Примеры настройки и конфигурации баннеров можно посмотреть в разделе «Примеры использования», а также в тестовом приложении WapPlusDemo</text:span></text:p>
          </text:list-item>
        </text:list>
        <text:h text:style-name="P29" text:outline-level="1">Описание необходимых интерфейсов</text:h>
        <text:h text:style-name="P40" text:outline-level="2"/>
        <text:h text:style-name="P40" text:outline-level="2">WPBannerRequestInfo</text:h>
        <text:p text:style-name="P14"><text:span text:style-name="T2">@interface</text:span><text:span text:style-name="T4"> WPBannerRequestInfo : NSObject</text:span></text:p>
        <text:p text:style-name="P12"/>
        <text:p text:style-name="P12">// ApplicationID — id вашего приложения</text:p>
        <text:p text:style-name="P14"><text:span text:style-name="T2">@property</text:span><text:span text:style-name="T4"> (</text:span><text:span text:style-name="T2">nonatomic</text:span><text:span text:style-name="T4">, </text:span><text:span text:style-name="T2">assign</text:span><text:span text:style-name="T4">) NSInteger <text:s/>applicationId;</text:span></text:p>
        <text:p text:style-name="P12">// gender — пол текущего пользователя приложения (если известен)</text:p>
        <text:p text:style-name="P14"><text:span text:style-name="T2">@property</text:span><text:span text:style-name="T4"> (</text:span><text:span text:style-name="T2">nonatomic</text:span><text:span text:style-name="T4">, </text:span><text:span text:style-name="T2">assign</text:span><text:span text:style-name="T4">) WPGender <text:s text:c="2"/>gender;</text:span></text:p>
        <text:p text:style-name="P12">// age — возраст текущего пользователя приложения (если известен)</text:p>
        <text:p text:style-name="P14"><text:span text:style-name="T2">@property</text:span><text:span text:style-name="T4"> (</text:span><text:span text:style-name="T2">nonatomic</text:span><text:span text:style-name="T4">, </text:span><text:span text:style-name="T2">assign</text:span><text:span text:style-name="T4">) NSInteger <text:s/>age;</text:span></text:p>
        <text:p text:style-name="P12">// login <text:bookmark-start text:name="__DdeLink__1782_1804877196"/>—<text:bookmark-end text:name="__DdeLink__1782_1804877196"/> имя пользователя (если известно)</text:p>
        <text:p text:style-name="P12"><text:bookmark-start text:name="__DdeLink__1784_1804877196"/><text:span text:style-name="T9">@property</text:span> (<text:span text:style-name="T9">nonatomic</text:span>, <text:span text:style-name="T9">assign</text:span>) NSString <text:s/>*login;<text:bookmark-end text:name="__DdeLink__1784_1804877196"/></text:p>
        <text:p text:style-name="P15"/>
        <text:p text:style-name="P18">@end</text:p>
        <text:p text:style-name="P9"/>
        <text:h text:style-name="P40" text:outline-level="2">WPBannerView</text:h>
        <text:p text:style-name="P17"><text:span text:style-name="T2">@interface</text:span><text:span text:style-name="T4"> WPBannerView : UIView &lt;WPBannerInfoLoaderDelegate, WPLocationManagerDelegate, MRAdViewDelegate, WPAdViewDelegate&gt;</text:span></text:p>
        <text:p text:style-name="P12"/>
        <text:p text:style-name="P14"><text:span text:style-name="T4">// showCloseButton — показывать или нет кнопку закрытия баннера</text:span></text:p>
        <text:p text:style-name="P14"><text:span text:style-name="T2">@property</text:span><text:span text:style-name="T4"> (</text:span><text:span text:style-name="T2">nonatomic</text:span><text:span text:style-name="T4">, </text:span><text:span text:style-name="T2">assign</text:span><text:span text:style-name="T4">) </text:span><text:span text:style-name="T2">BOOL</text:span><text:span text:style-name="T4"> showCloseButton;</text:span></text:p>
        <text:p text:style-name="P12">// autoupdateTimeout — период авто обновления (в секундах). Если равно 0, то авто обновление баннера отключено.</text:p>
        <text:p text:style-name="P14"><text:span text:style-name="T2">@property</text:span><text:span text:style-name="T4"> (</text:span><text:span text:style-name="T2">nonatomic</text:span><text:span text:style-name="T4">, </text:span><text:span text:style-name="T2">assign</text:span><text:span text:style-name="T4">) CGFloat autoupdateTimeout;</text:span></text:p>
        <text:p text:style-name="P12">// isMinimized — минимизирован баннер или нет</text:p>
        <text:p text:style-name="P14"><text:span text:style-name="T2">@property</text:span><text:span text:style-name="T4"> (</text:span><text:span text:style-name="T2">nonatomic</text:span><text:span text:style-name="T4">, </text:span><text:span text:style-name="T2">assign</text:span><text:span text:style-name="T4">) </text:span><text:span text:style-name="T2">BOOL</text:span><text:span text:style-name="T4"> isMinimized;</text:span></text:p>
        <text:p text:style-name="P14"><text:span text:style-name="T4">// minimizedLabel — строка, которая отображается, когда баннер свернут (по умолчанию = </text:span><text:span text:style-name="T5">"Открыть баннер"</text:span><text:span text:style-name="T4">)</text:span></text:p>
        <text:p text:style-name="P14"><text:span text:style-name="T2">@property</text:span><text:span text:style-name="T4"> (</text:span><text:span text:style-name="T2">nonatomic</text:span><text:span text:style-name="T4">, </text:span><text:span text:style-name="T2">retain</text:span><text:span text:style-name="T4">) NSString *minimizedLabel;</text:span></text:p>
        <text:p text:style-name="P12">// isEmpty — есть ли информация с сервера</text:p>
        <text:p text:style-name="P14"><text:span text:style-name="T2">@property</text:span><text:span text:style-name="T4"> (</text:span><text:span text:style-name="T2">nonatomic</text:span><text:span text:style-name="T4">, </text:span><text:span text:style-name="T2">readonly</text:span><text:span text:style-name="T4">) </text:span><text:span text:style-name="T2">BOOL</text:span><text:span text:style-name="T4"> isEmpty;</text:span></text:p>
        <text:p text:style-name="P12">// bannerHeight — высота баннера в данный момент.</text:p>
        <text:p text:style-name="P14"><text:span text:style-name="T2">@property</text:span><text:span text:style-name="T4"> (</text:span><text:span text:style-name="T2">nonatomic</text:span><text:span text:style-name="T4">, </text:span><text:span text:style-name="T2">readonly</text:span><text:span text:style-name="T4">) CGFloat bannerHeight;</text:span></text:p>
        <text:p text:style-name="P12">// disableAutoDetectLocation — получение местонахождения пользователя.</text:p>
        <text:p text:style-name="P19">// По умолчанию: YES — информация автоматически получаться не будет.</text:p>
        <text:p text:style-name="P19"><text:span text:style-name="T9">@property</text:span> (<text:span text:style-name="T9">nonatomic</text:span>, <text:span text:style-name="T9">readonly</text:span>) <text:span text:style-name="T9">BOOL </text:span>disableAutoDetectLocation;</text:p>
        <text:p text:style-name="P12">// delegate — объект, который будет информироваться о текущем состоянии баннера (см. описание WPBannerViewDelegate)</text:p>
        <text:p text:style-name="P14"><text:span text:style-name="T2">@property</text:span><text:span text:style-name="T4"> (</text:span><text:span text:style-name="T2">nonatomic</text:span><text:span text:style-name="T4">, </text:span><text:span text:style-name="T2">assign</text:span><text:span text:style-name="T4">) </text:span><text:span text:style-name="T2">id</text:span><text:span text:style-name="T4">&lt;WPBannerViewDelegate&gt; delegate;</text:span></text:p>
        <text:p text:style-name="P12"/>
        <text:p text:style-name="P12">// Инициализация объекта</text:p>
        <text:p text:style-name="P14"><text:span text:style-name="T4">- (</text:span><text:span text:style-name="T2">id</text:span><text:span text:style-name="T4">) initWithBannerRequestInfo:(</text:span><text:span text:style-name="T7">WPBannerRequestInfo</text:span><text:span text:style-name="T4"> *) requestInfo;</text:span></text:p>
        <text:p text:style-name="P12"/>
        <text:p text:style-name="P12">// Показать баннер сверху или снизу его superview</text:p>
        <text:list xml:id="list1864929572" text:style-name="WW8Num5">
          <text:list-item>
            <text:p text:style-name="P44"><text:span text:style-name="T4">(</text:span><text:span text:style-name="T2">void</text:span><text:span text:style-name="T4">) showFromTop:(</text:span><text:span text:style-name="T2">BOOL</text:span><text:span text:style-name="T4">) animated;</text:span></text:p>
          </text:list-item>
          <text:list-item>
            <text:p text:style-name="P44"><text:span text:style-name="T17">(</text:span><text:span text:style-name="T12">void</text:span><text:span text:style-name="T17">) showFromBottom:(</text:span><text:span text:style-name="T12">BOOL</text:span><text:span text:style-name="T17">) animated;</text:span></text:p>
          </text:list-item>
        </text:list>
        <text:p text:style-name="P25"/>
        <text:p text:style-name="P12">// Скрыть баннер. Метод работает только в случае, если баннер находится сверху или снизу.</text:p>
        <text:list xml:id="list440387578" text:style-name="WW8Num6">
          <text:list-item>
            <text:p text:style-name="P45"><text:span text:style-name="T17">(</text:span><text:span text:style-name="T12">void</text:span><text:span text:style-name="T17">) hide:(</text:span><text:span text:style-name="T12">BOOL</text:span><text:span text:style-name="T17">) animated;</text:span></text:p>
          </text:list-item>
        </text:list>
        <text:p text:style-name="P16">// Получить заново информацию о баннере</text:p>
        <text:list xml:id="list1044181692" text:continue-list="list1864929572" text:style-name="WW8Num5">
          <text:list-item>
            <text:p text:style-name="P44"><text:span text:style-name="T4">(</text:span><text:span text:style-name="T2">void</text:span><text:span text:style-name="T4">) reloadBanner;</text:span></text:p>
          </text:list-item>
        </text:list>
        <text:p text:style-name="P12"/>
        <text:p text:style-name="P12">// Минимизировать баннер</text:p>
        <text:list xml:id="list62354578" text:continue-numbering="true" text:style-name="WW8Num5">
          <text:list-item>
            <text:p text:style-name="P44"><text:span text:style-name="T4">(</text:span><text:span text:style-name="T2">void</text:span><text:span text:style-name="T4">) setIsMinimized:(</text:span><text:span text:style-name="T2">BOOL</text:span><text:span text:style-name="T4">)minimize animated:(</text:span><text:span text:style-name="T2">BOOL</text:span><text:span text:style-name="T4">) animated;</text:span></text:p>
          </text:list-item>
        </text:list>
        <text:p text:style-name="P12"><text:soft-page-break/></text:p>
        <text:p text:style-name="P13">@end</text:p>
        <text:h text:style-name="Heading_20_2" text:outline-level="2"/>
        <text:h text:style-name="P40" text:outline-level="2">WPBannerViewDelegate</text:h>
        <text:p text:style-name="P14"><text:span text:style-name="T2">@protocol</text:span><text:span text:style-name="T4"> WPBannerViewDelegate &lt;</text:span><text:span text:style-name="T8">NSObject</text:span><text:span text:style-name="T4">&gt;</text:span></text:p>
        <text:p text:style-name="P12"/>
        <text:p text:style-name="P13">@optional</text:p>
        <text:p text:style-name="P12"/>
        <text:p text:style-name="P12">// Вызывается при получении информации о баннере</text:p>
        <text:p text:style-name="P14"><text:span text:style-name="T4">- (</text:span><text:span text:style-name="T2">void</text:span><text:span text:style-name="T4">) bannerViewInfoLoaded:(</text:span><text:span text:style-name="T7">WPBannerView</text:span><text:span text:style-name="T4"> *) bannerView;</text:span></text:p>
        <text:p text:style-name="P12"/>
        <text:p text:style-name="P25">// Вызывается после вызова метода hide: у WPBannerView</text:p>
        <text:list xml:id="list1217396904" text:style-name="WW8Num7">
          <text:list-item>
            <text:p text:style-name="P46"><text:span text:style-name="T17">(</text:span><text:span text:style-name="T12">void</text:span><text:span text:style-name="T17">) bannerViewDidHide:(</text:span><text:span text:style-name="T25">WPBannerView</text:span><text:span text:style-name="T17"> *) bannerView;</text:span></text:p>
          </text:list-item>
        </text:list>
        <text:h text:style-name="P41" text:outline-level="2"/>
        <text:p text:style-name="P25">// Вызывается, когда баннер сворачивается или разворачивается</text:p>
        <text:list xml:id="list990296235" text:style-name="WW8Num8">
          <text:list-item>
            <text:p text:style-name="P47"><text:span text:style-name="T17">(</text:span><text:span text:style-name="T12">void</text:span><text:span text:style-name="T17">) bannerViewMinimizedStateChanged:(</text:span><text:span text:style-name="T25">WPBannerView</text:span><text:span text:style-name="T17"> *) bannerView;</text:span></text:p>
          </text:list-item>
        </text:list>
        <text:p text:style-name="P12"/>
        <text:p text:style-name="P13">@end</text:p>
        <text:h text:style-name="P29" text:outline-level="1">Примеры использования</text:h>
        <text:h text:style-name="P40" text:outline-level="2"/>
        <text:h text:style-name="P40" text:outline-level="2">1. Инициализация</text:h>
        <text:p text:style-name="P7">Для того, что бы инициализировать WPBannerView, необходимо создать и сконфигурировать объект WPBannerRequestInfo.</text:p>
        <text:p text:style-name="Текстовый_20_блок"/>
        <text:p text:style-name="P22"><text:span text:style-name="T10">@interface</text:span><text:span text:style-name="T13"> WPBannerRequestInfo : NSObject</text:span></text:p>
        <text:p text:style-name="P24">{</text:p>
        <text:p text:style-name="P23"><text:span text:style-name="T16"><text:tab/></text:span><text:span text:style-name="T26">NSInteger</text:span><text:span text:style-name="T16"> <text:s text:c="2"/></text:span><text:span text:style-name="T24">_applicationId</text:span><text:span text:style-name="T16">;</text:span></text:p>
        <text:p text:style-name="P23"><text:span text:style-name="T16"><text:tab/></text:span><text:span text:style-name="T24">WPGender</text:span><text:span text:style-name="T16"> <text:s/></text:span><text:span text:style-name="T24">_gender</text:span><text:span text:style-name="T16">;</text:span></text:p>
        <text:p text:style-name="P23"><text:span text:style-name="T16"><text:tab/></text:span><text:span text:style-name="T26">NSInteger</text:span><text:span text:style-name="T16"> <text:s text:c="2"/></text:span><text:span text:style-name="T24">_age</text:span><text:span text:style-name="T16">;</text:span></text:p>
        <text:p text:style-name="P23"><text:span text:style-name="T16"><text:tab/></text:span><text:span text:style-name="T26">NSString</text:span><text:span text:style-name="T16"> <text:s text:c="4"/>*</text:span><text:span text:style-name="T24">_login</text:span><text:span text:style-name="T16">;</text:span></text:p>
        <text:p text:style-name="P23"><text:span text:style-name="T16"><text:tab/></text:span><text:span text:style-name="T26">CLLocation </text:span><text:span text:style-name="T16">*</text:span><text:span text:style-name="T24">_location</text:span><text:span text:style-name="T16">;</text:span></text:p>
        <text:p text:style-name="P24">}</text:p>
        <text:p text:style-name="P24"/>
        <text:p text:style-name="P23"><text:span text:style-name="T11">@property</text:span><text:span text:style-name="T16"> (</text:span><text:span text:style-name="T11">nonatomic</text:span><text:span text:style-name="T16">, </text:span><text:span text:style-name="T11">assign</text:span><text:span text:style-name="T16">) NSInteger <text:s/>applicationId;</text:span></text:p>
        <text:p text:style-name="P23"><text:span text:style-name="T11">@property</text:span><text:span text:style-name="T16"> (</text:span><text:span text:style-name="T11">nonatomic</text:span><text:span text:style-name="T16">, </text:span><text:span text:style-name="T11">assign</text:span><text:span text:style-name="T16">) WPGender <text:s text:c="2"/>gender;</text:span></text:p>
        <text:p text:style-name="P23"><text:span text:style-name="T11">@property</text:span><text:span text:style-name="T16"> (</text:span><text:span text:style-name="T11">nonatomic</text:span><text:span text:style-name="T16">, </text:span><text:span text:style-name="T11">assign</text:span><text:span text:style-name="T16">) NSInteger <text:s/>age;</text:span></text:p>
        <text:p text:style-name="P23"><text:span text:style-name="T11">@property</text:span><text:span text:style-name="T16"> (</text:span><text:span text:style-name="T11">nonatomic</text:span><text:span text:style-name="T16">, </text:span><text:span text:style-name="T11">readonly</text:span><text:span text:style-name="T16">) NSString *pageId;</text:span></text:p>
        <text:p text:style-name="P23"><text:span text:style-name="T11">@property</text:span><text:span text:style-name="T16"> (</text:span><text:span text:style-name="T11">nonatomic</text:span><text:span text:style-name="T16">, </text:span><text:span text:style-name="T11">retain</text:span><text:span text:style-name="T16">) NSString <text:s text:c="2"/>*login;</text:span></text:p>
        <text:p text:style-name="P23"><text:span text:style-name="T11">@property</text:span><text:span text:style-name="T16"> (</text:span><text:span text:style-name="T11">nonatomic</text:span><text:span text:style-name="T16">, </text:span><text:span text:style-name="T11">retain</text:span><text:span text:style-name="T16">) CLLocation *location;</text:span></text:p>
        <text:p text:style-name="P24"/>
        <text:p text:style-name="P23"><text:span text:style-name="T16">- (</text:span><text:span text:style-name="T11">id</text:span><text:span text:style-name="T16">) initWithApplicationId:(</text:span><text:span text:style-name="T26">NSInteger</text:span><text:span text:style-name="T16">) </text:span><text:span text:style-name="T24">applicationId</text:span><text:span text:style-name="T16">;</text:span></text:p>
        <text:p text:style-name="P23"><text:span text:style-name="T16">- (</text:span><text:span text:style-name="T11">id</text:span><text:span text:style-name="T16">) initWithApplicationId:(</text:span><text:span text:style-name="T26">NSInteger</text:span><text:span text:style-name="T16">) </text:span><text:span text:style-name="T24">applicationId</text:span><text:span text:style-name="T16"> gender:(</text:span><text:span text:style-name="T24">WPGender</text:span><text:span text:style-name="T16">) </text:span><text:span text:style-name="T24">gender</text:span><text:span text:style-name="T16">;</text:span></text:p>
        <text:p text:style-name="P23"><text:span text:style-name="T16">- (</text:span><text:span text:style-name="T11">id</text:span><text:span text:style-name="T16">) initWithApplicationId:(</text:span><text:span text:style-name="T26">NSInteger</text:span><text:span text:style-name="T16">) </text:span><text:span text:style-name="T24">applicationId</text:span><text:span text:style-name="T16"> age:(</text:span><text:span text:style-name="T26">NSInteger</text:span><text:span text:style-name="T16">) </text:span><text:span text:style-name="T24">age</text:span><text:span text:style-name="T16">;</text:span></text:p>
        <text:p text:style-name="P23"><text:span text:style-name="T16">- (</text:span><text:span text:style-name="T11">id</text:span><text:span text:style-name="T16">) initWithApplicationId:(</text:span><text:span text:style-name="T26">NSInteger</text:span><text:span text:style-name="T16">) </text:span><text:span text:style-name="T24">applicationId</text:span><text:span text:style-name="T16"> gender:(</text:span><text:span text:style-name="T24">WPGender</text:span><text:span text:style-name="T16">) </text:span><text:span text:style-name="T24">gender</text:span><text:span text:style-name="T16"> age:(</text:span><text:span text:style-name="T26">NSInteger</text:span><text:span text:style-name="T16">) </text:span><text:span text:style-name="T24">age</text:span><text:span text:style-name="T16">;</text:span></text:p>
        <text:p text:style-name="P24"/>
        <text:p text:style-name="P26">@end</text:p>
        <text:p text:style-name="P3"/>
        <text:p text:style-name="P4">Он имеет 3 параметра:</text:p>
        <text:list xml:id="list213264213" text:continue-list="list1098090958" text:style-name="WW8Num2">
          <text:list-item>
            <text:p text:style-name="P35">applicationId<text:tab/>— обязательный параметр</text:p>
          </text:list-item>
          <text:list-item>
            <text:p text:style-name="P36"><text:span text:style-name="T19">gender<text:tab/>— не обязательный параметр, пол </text:span><text:span text:style-name="T22">(</text:span><text:span text:style-name="T28">WPGenderMale</text:span><text:span text:style-name="T15"> </text:span><text:span text:style-name="T19">или</text:span><text:span text:style-name="T15"> </text:span><text:span text:style-name="T28">WPGenderFemale</text:span><text:span text:style-name="T22">)</text:span></text:p>
          </text:list-item>
          <text:list-item>
            <text:p text:style-name="P35">age<text:tab/>— не обязательный параметр, возраст</text:p>
          </text:list-item>
          <text:list-item>
            <text:p text:style-name="P37">login<text:tab/>— не обязательный параметр, имя пользователя.</text:p>
          </text:list-item>
        </text:list>
        <text:p text:style-name="P4"/>
        <text:p text:style-name="P5">Не смотря на то, что параметры gender, age и login являются не обязательными, рекомендуется устанавливать их для более точного подбора отображаемого контента.</text:p>
        <text:p text:style-name="P5">Если ваше приложение использует геолокационную информацию, передавайте сведения о местонахождении пользователя, это так же повысит точность таргетирования рекламы.</text:p>
        <text:h text:style-name="P42" text:outline-level="2">2. Добавление баннера в приложение</text:h>
        <text:list xml:id="list67011616" text:style-name="WW8Num9">
          <text:list-item>
            <text:p text:style-name="P33"><text:span text:style-name="T19">Необходимо добавить поддержку протокола </text:span><text:span text:style-name="T14">WPBannerViewDelegate</text:span></text:p>
          </text:list-item>
        </text:list>
        <text:p text:style-name="P23"><text:span text:style-name="T29">#import </text:span><text:span text:style-name="T23">&lt;UIKit/UIKit.h&gt;</text:span></text:p>
        <text:p text:style-name="P23"><text:span text:style-name="T29">#import </text:span><text:span text:style-name="T23">"WPBannerView.h"</text:span></text:p>
        <text:p text:style-name="P24"/>
        <text:p text:style-name="P23"><text:span text:style-name="T11">@interface</text:span><text:span text:style-name="T16"> UserViewController : UIViewController &lt;WPBannerViewDelegate&gt;</text:span></text:p>
        <text:p text:style-name="P24">{</text:p>
        <text:p text:style-name="P23"><text:span text:style-name="T16"><text:tab/></text:span><text:span text:style-name="T24">WPBannerView</text:span><text:span text:style-name="T16"> *</text:span><text:span text:style-name="T24">bannerView</text:span><text:span text:style-name="T16">;</text:span></text:p>
        <text:p text:style-name="P24">}</text:p>
        <text:p text:style-name="P24"/>
        <text:p text:style-name="P26">@end</text:p>
        <text:p text:style-name="P8"/>
        <text:list xml:id="list236704976" text:style-name="WW8Num10">
          <text:list-item>
            <text:p text:style-name="P34">Добавить создание WPBannerView в метод viewDidLoad</text:p>
          </text:list-item>
        </text:list>
        <text:p text:style-name="P23"><text:span text:style-name="T16">- (</text:span><text:span text:style-name="T11">void</text:span><text:span text:style-name="T16">) viewDidLoad</text:span></text:p>
        <text:p text:style-name="P24">{</text:p>
        <text:p text:style-name="P23"><text:span text:style-name="T16"><text:s text:c="4"/></text:span><text:span text:style-name="T16">[</text:span><text:span text:style-name="T11">super</text:span><text:span text:style-name="T16"> </text:span><text:span text:style-name="T30">viewDidLoad</text:span><text:span text:style-name="T16">];</text:span></text:p>
        <text:p text:style-name="P24"><text:tab/></text:p>
        <text:p text:style-name="P23"><text:span text:style-name="T16"><text:tab/></text:span><text:span text:style-name="T24">WPBannerRequestInfo</text:span><text:span text:style-name="T16"> *requestInfo = [[</text:span><text:span text:style-name="T24">WPBannerRequestInfo</text:span><text:span text:style-name="T16"> </text:span><text:span text:style-name="T30">alloc</text:span><text:span text:style-name="T16">] </text:span><text:span text:style-name="T27">initWithApplicationId</text:span><text:span text:style-name="T16">:</text:span><text:span text:style-name="T29">TEST_APPLICATION_ID</text:span><text:span text:style-name="T16">];</text:span></text:p>
        <text:p text:style-name="P24"/>
        <text:p text:style-name="P23"><text:span text:style-name="T16"><text:tab/></text:span><text:span text:style-name="T24">bannerView</text:span><text:span text:style-name="T16"> = [[</text:span><text:span text:style-name="T24">WPBannerView</text:span><text:span text:style-name="T16"> </text:span><text:span text:style-name="T30">alloc</text:span><text:span text:style-name="T16">] </text:span><text:span text:style-name="T27">initWithBannerRequestInfo</text:span><text:span text:style-name="T16">:requestInfo];</text:span></text:p>
        <text:p text:style-name="P23"><text:span text:style-name="T16"><text:tab/></text:span><text:span text:style-name="T24">bannerView</text:span><text:span text:style-name="T16">.</text:span><text:span text:style-name="T24">showCloseButton</text:span><text:span text:style-name="T16"> = </text:span><text:span text:style-name="T11">YES</text:span><text:span text:style-name="T16">;</text:span></text:p>
        <text:p text:style-name="P23"><text:span text:style-name="T16"><text:tab/></text:span><text:span text:style-name="T24">bannerView</text:span><text:span text:style-name="T16">.</text:span><text:span text:style-name="T24">autoupdateTimeout</text:span><text:span text:style-name="T16"> = </text:span><text:span text:style-name="T31">10</text:span><text:span text:style-name="T16">;</text:span></text:p>
        <text:p text:style-name="P23"><text:span text:style-name="T16"><text:tab/></text:span><text:span text:style-name="T24">bannerView</text:span><text:span text:style-name="T16">.</text:span><text:span text:style-name="T26">delegate</text:span><text:span text:style-name="T16"> = </text:span><text:span text:style-name="T11">self</text:span><text:span text:style-name="T16">;</text:span></text:p>
        <text:p text:style-name="P10"><text:span text:style-name="T3"><text:tab/></text:span><text:span text:style-name="T6">bannerView</text:span><text:span text:style-name="T3">.</text:span><text:span text:style-name="T6">hideWhenEmpty</text:span><text:span text:style-name="T3"> = </text:span><text:span text:style-name="T1">YES</text:span><text:span text:style-name="T3">;</text:span></text:p>
        <text:p text:style-name="P23"><text:span text:style-name="T16"><text:tab/></text:span>[<text:span text:style-name="T24">bannerView</text:span><text:span text:style-name="T16"> </text:span><text:span text:style-name="T27">reloadBanner</text:span><text:span text:style-name="T16">];</text:span></text:p>
        <text:p text:style-name="P23"><text:span text:style-name="T16"><text:tab/>[</text:span><text:span text:style-name="T11">self</text:span><text:span text:style-name="T16">.</text:span><text:span text:style-name="T26">view</text:span><text:span text:style-name="T16"> </text:span><text:span text:style-name="T30">addSubview</text:span><text:span text:style-name="T16">:</text:span><text:span text:style-name="T24"> bannerView</text:span><text:span text:style-name="T16">];</text:span></text:p>
        <text:p text:style-name="P24"/>
        <text:p text:style-name="P23"><text:span text:style-name="T16"><text:tab/>[requestInfo </text:span><text:span text:style-name="T30">release</text:span><text:span text:style-name="T16">];</text:span></text:p>
        <text:p text:style-name="P24">}</text:p>
        <text:p text:style-name="P11"/>
        <text:list xml:id="list1186217672" text:style-name="WW8Num11">
          <text:list-item>
            <text:p text:style-name="P48"><text:span text:style-name="T18">Имплиментировать методы протокола </text:span><text:span text:style-name="T21">WPBannerViewDelegate</text:span></text:p>
          </text:list-item>
        </text:list>
        <text:p text:style-name="P23"><text:span text:style-name="T16">- (</text:span><text:span text:style-name="T11">void</text:span><text:span text:style-name="T16">) bannerViewPressed:(</text:span><text:span text:style-name="T24">WPBannerView</text:span><text:span text:style-name="T16"> *) bannerView</text:span></text:p>
        <text:p text:style-name="P24">{</text:p>
        <text:p text:style-name="P23"><text:span text:style-name="T16"><text:tab/></text:span><text:span text:style-name="T11">if</text:span><text:span text:style-name="T16"> (bannerView.</text:span><text:span text:style-name="T24">bannerInfo</text:span><text:span text:style-name="T16">.</text:span><text:span text:style-name="T24">responseType</text:span><text:span text:style-name="T16"> == </text:span><text:span text:style-name="T27">WPBannerResponseWebSite</text:span><text:span text:style-name="T16">)</text:span></text:p>
        <text:p text:style-name="P23"><text:span text:style-name="T16"><text:tab/><text:tab/>[[</text:span><text:span text:style-name="T26">UIApplication</text:span><text:span text:style-name="T16"> </text:span><text:span text:style-name="T30">sharedApplication</text:span><text:span text:style-name="T16">] </text:span><text:span text:style-name="T30">openURL</text:span><text:span text:style-name="T16">:[</text:span><text:span text:style-name="T26">NSURL</text:span><text:span text:style-name="T16"> </text:span><text:span text:style-name="T30">URLWithString</text:span><text:span text:style-name="T16">:bannerView.</text:span><text:span text:style-name="T24">bannerInfo</text:span><text:span text:style-name="T16">.</text:span><text:span text:style-name="T27">link</text:span><text:span text:style-name="T16">]];</text:span></text:p>
        <text:p text:style-name="P24"/>
        <text:p text:style-name="P23"><text:span text:style-name="T16"><text:tab/>[bannerView </text:span><text:span text:style-name="T27">reloadBanner</text:span><text:span text:style-name="T16">];</text:span></text:p>
        <text:p text:style-name="P24">}</text:p>
        <text:p text:style-name="P43"/>
        <text:h text:style-name="P29" text:outline-level="1">Контактная информация</text:h>
        <text:p text:style-name="P27"><text:span text:style-name="T33"/></text:p>
        <text:p text:style-name="P21"><text:span text:style-name="T33">По всем возникающим у вас вопросам интеграции вы можете обратиться в службу поддержки пользователей: </text:span><text:a xlink:type="simple" xlink:href="mailto:clientsupport@co.wapstart.ru"><text:span text:style-name="T33">clientsupport@co.wapstart.ru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enlo Regular" svg:font-family="'Menlo Regular'" style:font-family-generic="roman"/>
    <style:font-face style:name="ヒラギノ角ゴ Pro W3" svg:font-family="'ヒラギノ角ゴ Pro W3'" style:font-family-generic="roman"/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next-style-name="Текстовый_20_блок" style:class="text">
      <style:paragraph-properties fo:margin-left="0cm" fo:margin-right="0cm" fo:margin-top="12.501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28pt" fo:letter-spacing="normal" fo:language="ru" fo:country="RU" fo:font-style="normal" style:text-underline-style="none" fo:font-weight="bold" style:letter-kerning="true" fo:background-color="transparent" style:font-name-asian="ヒラギノ角ゴ Pro W3" style:font-size-asian="28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next-style-name="Текстовый_20_блок" style:default-outline-level="1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language="ru" fo:country="RU" fo:font-style="normal" style:text-underline-style="none" fo:font-weight="bold" style:letter-kerning="true" fo:background-color="transparent" style:font-name-asian="ヒラギノ角ゴ Pro W3" style:font-size-asian="18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2" style:display-name="Heading 2" style:family="paragraph" style:next-style-name="Текстовый_20_блок" style:default-outline-level="2" style:class="text">
      <style:paragraph-properties fo:margin-left="0cm" fo:margin-right="0cm" fo:margin-top="0cm" fo:margin-bottom="0cm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3" style:display-name="Heading 3" style:family="paragraph" style:next-style-name="Текстовый_20_блок" style:default-outline-level="3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4" style:display-name="Heading 4" style:family="paragraph" style:next-style-name="Текстовый_20_блок" style:default-outline-level="4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5" style:display-name="Heading 5" style:family="paragraph" style:next-style-name="Текстовый_20_блок" style:default-outline-level="5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6" style:display-name="Heading 6" style:family="paragraph" style:next-style-name="Текстовый_20_блок" style:default-outline-level="6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7" style:display-name="Heading 7" style:family="paragraph" style:next-style-name="Текстовый_20_блок" style:default-outline-level="7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8" style:display-name="Heading 8" style:family="paragraph" style:next-style-name="Текстовый_20_блок" style:default-outline-level="8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9" style:display-name="Heading 9" style:family="paragraph" style:next-style-name="Текстовый_20_блок" style:default-outline-level="9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Загол._20_и_20_нижн._20_колонтитул" style:display-name="Загол. и нижн. колонтитул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language="ru" fo:country="RU" fo:font-style="normal" style:text-underline-style="none" fo:font-weight="normal" style:letter-kerning="true" fo:background-color="transparent" style:font-name-asian="ヒラギノ角ゴ Pro W3" style:font-size-asian="10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Текстовый_20_блок" style:display-name="Текстовый блок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normal" style:letter-kerning="true" fo:background-color="transparent" style:font-name-asian="ヒラギノ角ゴ Pro W3" style:font-size-asian="12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TOC_20_1" style:display-name="TOC 1" style:family="paragraph">
      <style:paragraph-properties fo:margin-left="1.251cm" fo:margin-right="0cm" fo:margin-top="0cm" fo:margin-bottom="0cm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italic" style:text-underline-style="none" fo:font-weight="bold" style:letter-kerning="true" fo:background-color="transparent" style:font-name-asian="ヒラギノ角ゴ Pro W3" style:font-size-asian="12pt" style:language-asian="zh" style:country-asian="CN" style:font-style-asian="italic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TOC_20_2" style:display-name="TOC 2" style:family="paragraph">
      <style:paragraph-properties fo:margin-left="0.75cm" fo:margin-right="0cm" fo:margin-top="0.423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4pt" fo:letter-spacing="normal" fo:language="ru" fo:country="RU" fo:font-style="normal" style:text-underline-style="none" fo:font-weight="bold" style:letter-kerning="true" fo:background-color="transparent" style:font-name-asian="ヒラギノ角ゴ Pro W3" style:font-size-asian="14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TOC_20_3" style:display-name="TOC 3" style:family="paragraph">
      <style:paragraph-properties fo:margin-left="0cm" fo:margin-right="0cm" fo:margin-top="0.423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language="ru" fo:country="RU" fo:font-style="normal" style:text-underline-style="none" fo:font-weight="bold" style:letter-kerning="true" fo:background-color="transparent" style:font-name-asian="ヒラギノ角ゴ Pro W3" style:font-size-asian="18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Свободная_20_форма" style:display-name="Свободная форма" style:family="paragraph">
      <style:paragraph-properties fo:margin-left="0cm" fo:margin-right="0cm" fo:margin-top="0cm" fo:margin-bottom="0cm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normal" style:letter-kerning="true" fo:background-color="transparent" style:font-name-asian="ヒラギノ角ゴ Pro W3" style:font-size-asian="12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2z0" style:family="text">
      <style:text-properties style:text-position="-4% 100%"/>
    </style:style>
    <style:style style:name="WW8Num3z0" style:family="text">
      <style:text-properties style:text-position="0% 100%" fo:font-size="12pt" style:font-size-asian="12pt"/>
    </style:style>
    <style:style style:name="WW8Num4z0" style:family="text">
      <style:text-properties style:text-position="0% 100%" fo:font-size="12pt" style:font-size-asian="12pt"/>
    </style:style>
    <style:style style:name="WW8Num5z0" style:family="text">
      <style:text-properties style:text-position="0% 100%" fo:font-size="12pt" style:font-size-asian="12pt"/>
    </style:style>
    <style:style style:name="WW8Num6z0" style:family="text">
      <style:text-properties style:text-position="0% 100%" fo:font-size="12pt" style:font-size-asian="12pt"/>
    </style:style>
    <style:style style:name="WW8Num7z0" style:family="text">
      <style:text-properties style:text-position="0% 100%" fo:font-size="12pt" style:font-size-asian="12pt"/>
    </style:style>
    <style:style style:name="WW8Num8z0" style:family="text">
      <style:text-properties style:text-position="0% 100%" fo:font-size="12pt" style:font-size-asian="12pt"/>
    </style:style>
    <style:style style:name="WW8Num9z0" style:family="text">
      <style:text-properties style:text-position="0% 100%" fo:font-size="12pt" style:font-size-asian="12pt"/>
    </style:style>
    <style:style style:name="WW8Num10z0" style:family="text">
      <style:text-properties style:text-position="0% 100%" fo:font-size="12pt" style:font-size-asian="12pt"/>
    </style:style>
    <style:style style:name="WW8Num11z0" style:family="text">
      <style:text-properties style:text-position="0% 100%" fo:font-size="12pt" style:font-size-asian="12pt"/>
    </style:style>
    <style:style style:name="Absatz-Standardschriftart" style:family="text"/>
    <style:style style:name="WW8Num1z0" style:family="text">
      <style:text-properties style:text-position="-4% 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2z0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2z0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2z0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2z0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2z0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2z0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2z0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2z0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459cm" fo:margin-left="0.459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0.635cm" fo:margin-left="0.459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text:list-tab-stop-position="0.459cm" fo:text-indent="1.27cm" fo:margin-left="0.459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0.459cm" fo:text-indent="1.905cm" fo:margin-left="0.459cm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2.54cm" fo:margin-left="0.459cm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>
          <style:list-level-label-alignment text:label-followed-by="listtab" text:list-tab-stop-position="0.459cm" fo:text-indent="3.175cm" fo:margin-left="0.459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0.459cm" fo:text-indent="3.81cm" fo:margin-left="0.459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4.445cm" fo:margin-left="0.459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listtab" text:list-tab-stop-position="0.459cm" fo:text-indent="5.08cm" fo:margin-left="0.4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446cm" fo:margin-left="1.446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46cm" fo:text-indent="0.635cm" fo:margin-left="1.446cm"/>
        </style:list-level-properties>
      </text:list-level-style-number>
      <text:list-level-style-number text:level="3" text:style-name="WW8Num4z0" style:num-suffix="." style:num-format="i">
        <style:list-level-properties text:list-level-position-and-space-mode="label-alignment">
          <style:list-level-label-alignment text:label-followed-by="listtab" text:list-tab-stop-position="1.446cm" fo:text-indent="1.27cm" fo:margin-left="1.446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1.446cm" fo:text-indent="1.905cm" fo:margin-left="1.446cm"/>
        </style:list-level-properties>
      </text:list-level-style-number>
      <text:list-level-style-number text:level="5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46cm" fo:text-indent="2.54cm" fo:margin-left="1.446cm"/>
        </style:list-level-properties>
      </text:list-level-style-number>
      <text:list-level-style-number text:level="6" text:style-name="WW8Num4z0" style:num-suffix="." style:num-format="i">
        <style:list-level-properties text:list-level-position-and-space-mode="label-alignment">
          <style:list-level-label-alignment text:label-followed-by="listtab" text:list-tab-stop-position="1.446cm" fo:text-indent="3.175cm" fo:margin-left="1.446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1.446cm" fo:text-indent="3.81cm" fo:margin-left="1.446cm"/>
        </style:list-level-properties>
      </text:list-level-style-number>
      <text:list-level-style-number text:level="8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46cm" fo:text-indent="4.445cm" fo:margin-left="1.446cm"/>
        </style:list-level-properties>
      </text:list-level-style-number>
      <text:list-level-style-number text:level="9" text:style-name="WW8Num4z0" style:num-suffix="." style:num-format="i">
        <style:list-level-properties text:list-level-position-and-space-mode="label-alignment">
          <style:list-level-label-alignment text:label-followed-by="listtab" text:list-tab-stop-position="1.446cm" fo:text-indent="5.08cm" fo:margin-left="1.4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5z0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5z0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5z0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5z0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5z0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5z0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5z0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5z0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6z0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6z0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6z0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6z0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6z0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6z0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6z0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6z0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7z0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7z0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7z0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7z0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7z0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7z0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7z0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7z0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59cm" fo:margin-left="0.459cm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0.635cm" fo:margin-left="0.459cm"/>
        </style:list-level-properties>
      </text:list-level-style-number>
      <text:list-level-style-number text:level="3" text:style-name="WW8Num9z0" style:num-suffix="." style:num-format="i">
        <style:list-level-properties text:list-level-position-and-space-mode="label-alignment">
          <style:list-level-label-alignment text:label-followed-by="listtab" text:list-tab-stop-position="0.459cm" fo:text-indent="1.27cm" fo:margin-left="0.459cm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text:list-tab-stop-position="0.459cm" fo:text-indent="1.905cm" fo:margin-left="0.459cm"/>
        </style:list-level-properties>
      </text:list-level-style-number>
      <text:list-level-style-number text:level="5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2.54cm" fo:margin-left="0.459cm"/>
        </style:list-level-properties>
      </text:list-level-style-number>
      <text:list-level-style-number text:level="6" text:style-name="WW8Num9z0" style:num-suffix="." style:num-format="i">
        <style:list-level-properties text:list-level-position-and-space-mode="label-alignment">
          <style:list-level-label-alignment text:label-followed-by="listtab" text:list-tab-stop-position="0.459cm" fo:text-indent="3.175cm" fo:margin-left="0.459cm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text:list-tab-stop-position="0.459cm" fo:text-indent="3.81cm" fo:margin-left="0.459cm"/>
        </style:list-level-properties>
      </text:list-level-style-number>
      <text:list-level-style-number text:level="8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4.445cm" fo:margin-left="0.459cm"/>
        </style:list-level-properties>
      </text:list-level-style-number>
      <text:list-level-style-number text:level="9" text:style-name="WW8Num9z0" style:num-suffix="." style:num-format="i">
        <style:list-level-properties text:list-level-position-and-space-mode="label-alignment">
          <style:list-level-label-alignment text:label-followed-by="listtab" text:list-tab-stop-position="0.459cm" fo:text-indent="5.08cm" fo:margin-left="0.4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2">
        <style:list-level-properties text:list-level-position-and-space-mode="label-alignment">
          <style:list-level-label-alignment text:label-followed-by="listtab" text:list-tab-stop-position="0.459cm" fo:margin-left="0.459cm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0.635cm" fo:margin-left="0.459cm"/>
        </style:list-level-properties>
      </text:list-level-style-number>
      <text:list-level-style-number text:level="3" text:style-name="WW8Num10z0" style:num-suffix="." style:num-format="i">
        <style:list-level-properties text:list-level-position-and-space-mode="label-alignment">
          <style:list-level-label-alignment text:label-followed-by="listtab" text:list-tab-stop-position="0.459cm" fo:text-indent="1.27cm" fo:margin-left="0.459cm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text:list-tab-stop-position="0.459cm" fo:text-indent="1.905cm" fo:margin-left="0.459cm"/>
        </style:list-level-properties>
      </text:list-level-style-number>
      <text:list-level-style-number text:level="5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2.54cm" fo:margin-left="0.459cm"/>
        </style:list-level-properties>
      </text:list-level-style-number>
      <text:list-level-style-number text:level="6" text:style-name="WW8Num10z0" style:num-suffix="." style:num-format="i">
        <style:list-level-properties text:list-level-position-and-space-mode="label-alignment">
          <style:list-level-label-alignment text:label-followed-by="listtab" text:list-tab-stop-position="0.459cm" fo:text-indent="3.175cm" fo:margin-left="0.459cm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text:list-tab-stop-position="0.459cm" fo:text-indent="3.81cm" fo:margin-left="0.459cm"/>
        </style:list-level-properties>
      </text:list-level-style-number>
      <text:list-level-style-number text:level="8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4.445cm" fo:margin-left="0.459cm"/>
        </style:list-level-properties>
      </text:list-level-style-number>
      <text:list-level-style-number text:level="9" text:style-name="WW8Num10z0" style:num-suffix="." style:num-format="i">
        <style:list-level-properties text:list-level-position-and-space-mode="label-alignment">
          <style:list-level-label-alignment text:label-followed-by="listtab" text:list-tab-stop-position="0.459cm" fo:text-indent="5.08cm" fo:margin-left="0.4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margin-left="0.741cm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0.635cm" fo:margin-left="0.741cm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 text:list-tab-stop-position="0.741cm" fo:text-indent="1.27cm" fo:margin-left="0.741cm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 text:list-tab-stop-position="0.741cm" fo:text-indent="1.905cm" fo:margin-left="0.741cm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2.54cm" fo:margin-left="0.741cm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 text:list-tab-stop-position="0.741cm" fo:text-indent="3.175cm" fo:margin-left="0.741cm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text:list-tab-stop-position="0.741cm" fo:text-indent="3.81cm" fo:margin-left="0.741cm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4.445cm" fo:margin-left="0.741cm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 text:list-tab-stop-position="0.741cm" fo:text-indent="5.08cm" fo:margin-left="0.7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Загол._20_и_20_нижн._20_колонтитул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zxx" style:country-complex="none" style:text-scale="100%" text:display="true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2171DT12H24M19S</meta:editing-duration>
    <meta:generator>LibreOffice/3.3$Unix LibreOffice_project/330m19$Build-8</meta:generator>
    <dc:date>2012-05-17T17:50:18</dc:date>
    <meta:editing-cycles>12</meta:editing-cycles>
    <meta:document-statistic meta:table-count="1" meta:image-count="0" meta:object-count="0" meta:page-count="9" meta:paragraph-count="166" meta:word-count="735" meta:character-count="6839"/>
    <meta:user-defined meta:name="Info 1"/>
    <meta:user-defined meta:name="Info 2"/>
    <meta:user-defined meta:name="Info 3"/>
    <meta:user-defined meta:name="Info 4"/>
  </office:meta>
</office:document-meta>
</file>